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POSTLE'S DEFENSE (10:1-1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APOSTLE'S DEFENSE (10:1-1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meekness (10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methodology (10:2-6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His methodology (10:2-6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What Paul does not do (10:2-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What Paul does (10:4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APOSTLE'S DEFENSE (10:1-13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is meekness (10: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is methodology (10:2-6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His militancy (10:7-11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-title-Title-Slide" presentation:presentation-page-layout-name="Master1-PPL1" draw:id="Slide-260">
        <draw:frame draw:id="id91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<text:s text:c="1"/>His militancy (10:7-11)<text:s text:c="1"/></text:span><text:span text:style-name="a490" text:class-names=""/></text:p>
          </draw:text-box>
          <svg:title/>
          <svg:desc/>
        </draw:frame>
        <draw:frame draw:id="id92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<text:s text:c="1"/>The ridicule (10:7a, 10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ridicule (10:7a, 10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e possesses no power or authority (10:7a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e writes like a lion but in person is weak as a lamb (10:10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His militancy (10:7-11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ridicule (10:7a, 10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response (10:7b-9, 1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response (10:7b-9, 11):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He possesses the power and authority of Christ himself (10:7b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y will soon discover he is as a lion both in pen and in person (10:9, 11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His militancy (10:7-11)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ridicule (10:7a, 10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response (10:7b-9, 11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APOSTLE'S DEFENSE (10:1-13)<text:s text:c="1"/></text:span><text:span text:style-name="a560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His meekness (10:1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His methodology (10:2-6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is militancy (10:7-11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measure (10:12-13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<text:s text:c="1"/>His measure (10:12-13)<text:s text:c="1"/></text:span><text:span text:style-name="a581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He does not compare himself to other men (10:12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He does conform himself to Jesus Christ (10:13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2" draw:style-name="a594" draw:master-page-name="Master1-Layout12-tx-Title-and-Text" presentation:presentation-page-layout-name="Master1-PPL12" draw:id="Slide-267">
        <draw:frame draw:id="id105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THE APOSTLE'S DEFENSE (10:1-13)<text:s text:c="1"/></text:span><text:span text:style-name="a596" text:class-names=""/></text:p>
          </draw:text-box>
          <svg:title/>
          <svg:desc/>
        </draw:frame>
        <draw:frame draw:id="id106" presentation:style-name="a614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His meekness (10:1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His methodology (10:2-6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His militancy (10:7-11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His measure (10:12-13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3" draw:style-name="a615" draw:master-page-name="Master1-Layout12-tx-Title-and-Text" presentation:presentation-page-layout-name="Master1-PPL12" draw:id="Slide-268">
        <draw:frame draw:id="id107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2 CORINTHIANS 10<text:s text:c="1"/></text:span><text:span text:style-name="a617" text:class-names=""/></text:p>
          </draw:text-box>
          <svg:title/>
          <svg:desc/>
        </draw:frame>
        <draw:frame draw:id="id108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THE APOSTLE'S DEFENSE (10:1-13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THE APOSTLE'S DESIRE (10:14-18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4" draw:style-name="a630" draw:master-page-name="Master1-Layout12-tx-Title-and-Text" presentation:presentation-page-layout-name="Master1-PPL12" draw:id="Slide-269">
        <draw:frame draw:id="id109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THE APOSTLE'S DESIRE (10:14-18)<text:s text:c="1"/></text:span><text:span text:style-name="a632" text:class-names=""/></text:p>
          </draw:text-box>
          <svg:title/>
          <svg:desc/>
        </draw:frame>
        <draw:frame draw:id="id110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His desire for them (10:14-15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His desire for himself (10:16-18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5" draw:style-name="a645" draw:master-page-name="Master1-Layout12-tx-Title-and-Text" presentation:presentation-page-layout-name="Master1-PPL12" draw:id="Slide-270">
        <draw:frame draw:id="id111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His desire for himself (10:16-18)<text:s text:c="1"/></text:span><text:span text:style-name="a647" text:class-names=""/></text:p>
          </draw:text-box>
          <svg:title/>
          <svg:desc/>
        </draw:frame>
        <draw:frame draw:id="id112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at he be allowed to preach the gospel to the regions beyond (10:16-17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at he be approved by God himself (10:18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6" draw:style-name="a660" draw:master-page-name="Master1-Layout12-tx-Title-and-Text" presentation:presentation-page-layout-name="Master1-PPL12" draw:id="Slide-271">
        <draw:frame draw:id="id113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APOSTLE'S DESIRE (10:14-18)<text:s text:c="1"/></text:span><text:span text:style-name="a662" text:class-names=""/></text:p>
          </draw:text-box>
          <svg:title/>
          <svg:desc/>
        </draw:frame>
        <draw:frame draw:id="id114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His desire for them (10:14-15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His desire for himself (10:16-18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7" draw:style-name="a675" draw:master-page-name="Master1-Layout12-tx-Title-and-Text" presentation:presentation-page-layout-name="Master1-PPL12" draw:id="Slide-272">
        <draw:frame draw:id="id115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2 CORINTHIANS 10<text:s text:c="1"/></text:span><text:span text:style-name="a677" text:class-names=""/></text:p>
          </draw:text-box>
          <svg:title/>
          <svg:desc/>
        </draw:frame>
        <draw:frame draw:id="id116" presentation:style-name="a689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THE APOSTLE'S DEFENSE (10:1-13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THE APOSTLE'S DESIRE (10:14-18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10 </dc:title>
    <meta:initial-creator>David STRICKLAND</meta:initial-creator>
    <dc:creator>David STRICKLAND</dc:creator>
    <meta:creation-date>2020-02-23T23:09:46Z</meta:creation-date>
    <dc:date>2020-02-23T23:09:46Z</dc:date>
    <meta:template xlink:href="BibleStudy" xlink:type="simple"/>
    <meta:editing-cycles>1</meta:editing-cycles>
    <meta:editing-duration>PT0S</meta:editing-duration>
    <meta:document-statistic meta:paragraph-count="54" meta:word-count="406"/>
  </office:meta>
</office:document-meta>
</file>